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sap" svg:font-family="Asap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b273" officeooo:paragraph-rsid="000fb273"/>
    </style:style>
    <style:style style:name="P2" style:family="paragraph" style:parent-style-name="Standard">
      <style:text-properties fo:font-size="16pt" officeooo:paragraph-rsid="000fb273" style:font-size-asian="16pt" style:font-size-complex="16pt"/>
    </style:style>
    <style:style style:name="P3" style:family="paragraph" style:parent-style-name="Standard">
      <style:text-properties fo:font-size="16pt" officeooo:rsid="000fb273" officeooo:paragraph-rsid="000fb273" style:font-size-asian="16pt" style:font-size-complex="16pt"/>
    </style:style>
    <style:style style:name="P4" style:family="paragraph" style:parent-style-name="Standard">
      <style:text-properties fo:font-size="16pt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21pt" fo:font-weight="bold" officeooo:paragraph-rsid="000fb273" style:font-size-asian="21pt" style:font-weight-asian="bold" style:font-size-complex="21pt" style:font-weight-complex="bold"/>
    </style:style>
    <style:style style:name="T1" style:family="text">
      <style:text-properties officeooo:rsid="000fb27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DATOS DE CUENTA BANCARIA</text:span></text:p>
      <text:p text:style-name="P1"/>
      <text:p text:style-name="P2">Producto : CTA AHORRO PN SOLES</text:p>
      <text:p text:style-name="P3">BANCO: CAJA TACNA</text:p>
      <text:p text:style-name="P2"><text:span text:style-name="T1">AGENCIA</text:span> : AGENCIA PRINCIPAL</text:p>
      <text:p text:style-name="P3">NOMBRE: RICHARD WALTER MAMANI JIMENEZ</text:p>
      <text:p text:style-name="P2">N° Cuenta : <text:span text:style-name="T3">001211102009370</text:span></text:p>
      <text:p text:style-name="P4">CCI : <text:span text:style-name="T3">81300121110200937057</text:span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sap" svg:font-family="Asap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P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6T11:36:19.861000000</meta:creation-date>
    <dc:date>2023-10-26T11:42:18.507000000</dc:date>
    <meta:editing-duration>PT5M59S</meta:editing-duration>
    <meta:editing-cycles>1</meta:editing-cycles>
    <meta:document-statistic meta:table-count="0" meta:image-count="0" meta:object-count="0" meta:page-count="1" meta:paragraph-count="7" meta:word-count="29" meta:character-count="188" meta:non-whitespace-character-count="166"/>
    <meta:generator>LibreOffice/7.5.2.2$Windows_X86_64 LibreOffice_project/53bb9681a964705cf672590721dbc85eb4d0c3a2</meta:generator>
  </office:meta>
</office:document-meta>
</file>